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3a9ee1"/>
    </style:style>
    <style:style style:name="P2" style:family="paragraph" style:parent-style-name="Standard">
      <style:paragraph-properties fo:margin-top="0cm" fo:margin-bottom="0.101cm" loext:contextual-spacing="false"/>
      <style:text-properties officeooo:rsid="001c91c4" officeooo:paragraph-rsid="001c91c4"/>
    </style:style>
    <style:style style:name="P3" style:family="paragraph" style:parent-style-name="Standard">
      <style:text-properties officeooo:rsid="00401c4a" officeooo:paragraph-rsid="00401c4a"/>
    </style:style>
    <style:style style:name="P4" style:family="paragraph" style:parent-style-name="Heading_20_1">
      <style:paragraph-properties fo:margin-top="0cm" fo:margin-bottom="0.101cm" loext:contextual-spacing="false"/>
    </style:style>
    <style:style style:name="P5" style:family="paragraph" style:parent-style-name="Heading_20_3">
      <style:paragraph-properties fo:margin-top="0cm" fo:margin-bottom="0.101cm" loext:contextual-spacing="false"/>
    </style:style>
    <style:style style:name="P6" style:family="paragraph" style:parent-style-name="Heading_20_7">
      <style:text-properties officeooo:paragraph-rsid="0037b535"/>
    </style:style>
    <style:style style:name="P7" style:family="paragraph" style:parent-style-name="Heading_20_8">
      <style:text-properties officeooo:paragraph-rsid="0037b535"/>
    </style:style>
    <style:style style:name="T1" style:family="text">
      <style:text-properties officeooo:rsid="002077d3"/>
    </style:style>
    <style:style style:name="T2" style:family="text">
      <style:text-properties officeooo:rsid="0020a976"/>
    </style:style>
    <style:style style:name="T3" style:family="text">
      <style:text-properties officeooo:rsid="0023a6d0"/>
    </style:style>
    <style:style style:name="T4" style:family="text">
      <style:text-properties officeooo:rsid="0027344f"/>
    </style:style>
    <style:style style:name="T5" style:family="text">
      <style:text-properties officeooo:rsid="002e175f"/>
    </style:style>
    <style:style style:name="T6" style:family="text">
      <style:text-properties officeooo:rsid="003319ca"/>
    </style:style>
    <style:style style:name="T7" style:family="text">
      <style:text-properties officeooo:rsid="003d3a29"/>
    </style:style>
    <style:style style:name="T8" style:family="text">
      <style:text-properties officeooo:rsid="003e011e"/>
    </style:style>
    <style:style style:name="T9" style:family="text">
      <style:text-properties officeooo:rsid="00419bd6"/>
    </style:style>
    <style:style style:name="T10" style:family="text">
      <style:text-properties officeooo:rsid="0043956d"/>
    </style:style>
    <style:style style:name="T11" style:family="text">
      <style:text-properties officeooo:rsid="004469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oftware Müllverbrennungsanlage</text:h>
      <text:p text:style-name="P2"/>
      <text:h text:style-name="P5" text:outline-level="3"><text:span text:style-name="T7">Einsatz &amp; Zweck der Software</text:span></text:h>
      <text:p text:style-name="Standard">In einer Müllverbrennungsanlage werden verschiedene Sorten von Müll verbrannt (Restmüll, Papier, Plastik). Der Müll wird von Transportern angeliefert. Der Transportfahrer <text:span text:style-name="T7">(i.F. Anlieferer)</text:span> muss <text:span text:style-name="T7">sich </text:span>am Terminal anmelden und die Müllsorten/-menge, die er liefe<text:span text:style-name="T7">r</text:span>t, angeben. Die Software berechnet die Kosten für die Abgabe des Mülls und speichert diese in einer internen Bilanz.</text:p>
      <text:p text:style-name="Standard">Der Müll landet im Lager der Anlage. Anschließend kann der Verbrennungsoperater den Müll in die Verbrennungskammer <text:span text:style-name="T8">verschieben</text:span>. Wenn der Müll verbrannnt ist, aktualisiert der Operater den Status der Verbrennung. Die Software berechnet anhand der Menge und Art des Mülls den bei der Verbrennung angefallenen CO2-Ausstoß und die damit verbundenen Steuer, und speichert diese ebenfalls in der Bilanz.</text:p>
      <text:p text:style-name="P2"/>
      <text:h text:style-name="P5" text:outline-level="3">Anforderungen der Soft<text:span text:style-name="T6">w</text:span>are</text:h>
      <text:h text:style-name="P6" text:outline-level="7"><text:span text:style-name="T7">...für den </text:span>Anlieferer</text:h>
      <text:h text:style-name="P7" text:outline-level="8">Hohe Priorität:</text:h>
      <text:p text:style-name="Standard">Loggt sich im Anliefer-Interface ein, der Login funktioniert nur für dieses Interface, das Interface ist nur von Anlieferern benutzbar. Nach dem Login kann der Anlieferer einen neuen Anlieferantrag ausfüllen.</text:p>
      <text:p text:style-name="P1">Im Anlieferantrag wird die Menge/Art des Mülls angegeben, die angeliefert wird. <text:span text:style-name="T1">Bei Bestätigung rechnet die Software anhand der Menge/Art die Kosten (Rechnung) für den Anlieferer aus und registriert den neuen Müll im Lager. </text:span></text:p>
      <text:h text:style-name="Heading_20_8" text:outline-level="8">Niedrige Priorität / Ideen:</text:h>
      <text:p text:style-name="Standard">Der Anlieferer kann den Antrag als <text:span text:style-name="T2">Template speichern und Templates laden/editieren (Templates pro Account).</text:span></text:p>
      <text:p text:style-name="Standard"/>
      <text:h text:style-name="Heading_20_7" text:outline-level="7"><text:span text:style-name="T7">...für den </text:span>Operator</text:h>
      <text:h text:style-name="Heading_20_8" text:outline-level="8">Hohe <text:span text:style-name="T3">Priorität:</text:span></text:h>
      <text:p text:style-name="Standard">Das Interface für den Operator ist ebenfalls exklusiv für Operators. Der Operator sieht, welcher Müll gerade im Lager registriert ist. <text:span text:style-name="T4">Er sieht außerdem eine Übersicht über die ausgeführten Lieferanträge und die daraus resultierenden Einnahmen.</text:span></text:p>
      <text:p text:style-name="Standard">Der Operator kann außerdem eine Verbrennung initialisieren. Er wählt dafür Müll aus dem Lager aus, der verbrannt werden soll. Wenn die Verbrennung gestartet wird, updated die Software das Lager, setzt den Status der Verbrennungskammer auf „belegt“ um <text:span text:style-name="T10">zusätzliche gleichzeitige</text:span> Verbrennungen zu verhindern, und berechnet den CO2-Ausstoß anhand <text:span text:style-name="T11">der</text:span> Menge und Art des Mülls. <text:span text:style-name="T8">Wenn der Operator die Verbrennung für beendet erklärt, wird die Kammer wieder freigegeben. Alle bisher ausgeführten Verbrennungen sind in einer Übersicht aufgeführt.</text:span></text:p>
      <text:p text:style-name="P3">Alle Übersichten beinhalten den Namen des <text:span text:style-name="T9">Wirkenden</text:span> sowie Datum/Zeit.</text:p>
      <text:h text:style-name="Heading_20_8" text:outline-level="8">Niedrige Priorität / <text:span text:style-name="T5">Ideen</text:span>:</text:h>
      <text:p text:style-name="Standard">Der Operator kann einer Verbrennung eine von mehreren Verbrennungskammern zuweisen. Jede Verbrennungskammer hat einen Effizienzparameter, der den CO2-Ausstoß bei der Verbrennung beeinflusst. Außerdem berechnet die Software die Kosten, die durch Steuern aufgrund des CO2-Ausstoßes entst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5cm" loext:contextual-spacing="false" fo:line-height="105%" fo:text-indent="0cm" style:auto-text-indent="false"/>
      <style:text-properties style:font-name="Liberation Sans1" fo:font-family="'Liberation Sans'" style:font-style-name="Regular" style:font-family-generic="swiss" style:font-pitch="variable" fo:font-size="12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0%" fo:font-weight="bold" style:font-size-asian="130%" style:font-weight-asian="bold" style:font-size-complex="130%" style:font-weight-complex="bold"/>
    </style:style>
    <style:style style:name="Heading_20_2" style:display-name="Heading 2" style:family="paragraph" style:hidden="true"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10%"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master-page-name="">
      <style:paragraph-properties fo:margin-left="0cm" fo:margin-right="0cm" fo:margin-top="0.106cm" fo:margin-bottom="0.106cm" loext:contextual-spacing="false" fo:hyphenation-ladder-count="no-limit" fo:text-indent="0cm" style:auto-text-indent="false" style:page-number="auto"/>
      <style:text-properties fo:font-size="80%" fo:font-style="italic" fo:text-shadow="none" style:text-underline-style="solid" style:text-underline-width="auto" style:text-underline-color="font-color" fo:font-weight="normal" style:font-size-asian="80%" style:font-style-asian="italic" style:font-weight-asian="bold" style:font-size-complex="80%" style:font-style-complex="italic" style:font-weight-complex="bold" style:text-overline-style="none" style:text-overline-color="font-color" fo:hyphenate="true" fo:hyphenation-remain-char-count="2" fo:hyphenation-push-char-count="4"/>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93cm" fo:margin-bottom="1.31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4:59:20.562000000</meta:creation-date>
    <dc:date>2015-11-06T15:20:12.690000000</dc:date>
    <meta:editing-duration>PT1H28M40S</meta:editing-duration>
    <meta:editing-cycles>36</meta:editing-cycles>
    <meta:generator>LibreOffice/4.4.5.2$Windows_x86 LibreOffice_project/a22f674fd25a3b6f45bdebf25400ed2adff0ff99</meta:generator>
    <meta:document-statistic meta:table-count="0" meta:image-count="0" meta:object-count="0" meta:page-count="1" meta:paragraph-count="18" meta:word-count="365" meta:character-count="2662" meta:non-whitespace-character-count="2314"/>
  </office:meta>
</office:document-meta>
</file>